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7000002EB26E8A120504DA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09cm" svg:x="0.207cm" svg:y="1.381cm">
          <draw:image xlink:href="Pictures/10000201000004D7000002EB26E8A120504DA1F5.png" xlink:type="simple" xlink:show="embed" xlink:actuate="onLoad">
            <text:p/>
          </draw:image>
        </draw:frame>
        <draw:custom-shape draw:style-name="gr2" draw:text-style-name="P1" draw:layer="layout" svg:width="2.548cm" svg:height="0.635cm" draw:transform="skewX (-0.0148352986419518) rotate (-0.000872664625997355) translate (9.251cm 3.159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1-01T16:11:43.312916683</dc:date>
    <meta:editing-duration>PT11M51S</meta:editing-duration>
    <meta:editing-cycles>4</meta:editing-cycles>
    <meta:generator>LibreOffice/6.0.7.3$Linux_X86_64 LibreOffice_project/00m0$Build-3</meta:generator>
    <meta:document-statistic meta:object-count="2"/>
  </office:meta>
</office:document-meta>
</file>